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60C19ABA5FD7FEE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standard">
      <style:graphic-properties svg:stroke-width="0.051cm" svg:stroke-color="#666666" draw:marker-start-width="0.276cm" draw:marker-end-width="0.276cm" draw:fill-color="#dddddd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666666" draw:marker-start-width="0.276cm" draw:marker-end-width="0.276cm" draw:fill-color="#ddddd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990000" draw:marker-start-width="0.276cm" draw:marker-end-width="0.276cm" draw:fill-color="#cc0000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color="#ff0000" draw:fill="none"/>
    </style:style>
    <style:style style:name="gr10" style:family="graphic" style:parent-style-name="standard">
      <style:graphic-properties svg:stroke-width="0.102cm" svg:stroke-color="#801900" draw:marker-start-width="0.352cm" draw:marker-end-width="0.352cm" draw:fill-color="#cc9966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cc0000" draw:marker-start-width="0.352cm" draw:marker-end-width="0.352cm" draw:fill-color="#ff3333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669900" draw:marker-start-width="0.352cm" draw:marker-end-width="0.352cm" draw:fill-color="#66ff00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996600" draw:marker-start-width="0.352cm" draw:marker-end-width="0.352cm" draw:fill-color="#ffff00" fo:padding-top="0.175cm" fo:padding-bottom="0.175cm" fo:padding-left="0.3cm" fo:padding-right="0.3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-color="#808080" fo:padding-top="0.15cm" fo:padding-bottom="0.15cm" fo:padding-left="0.275cm" fo:padding-right="0.275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4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2.231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2.231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2.231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2.231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2.231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29" style:family="presentation" style:parent-style-name="Bubbles-subtitle" style:list-style-name="L4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cc0000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cc9966"/>
      <style:paragraph-properties fo:text-align="center"/>
    </style:style>
    <style:style style:name="P19" style:family="paragraph">
      <loext:graphic-properties draw:fill-color="#ff3333"/>
      <style:paragraph-properties fo:text-align="center"/>
    </style:style>
    <style:style style:name="P20" style:family="paragraph">
      <loext:graphic-properties draw:fill-color="#66ff00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P22" style:family="paragraph">
      <loext:graphic-properties draw:fill-color="#808080"/>
      <style:paragraph-properties fo:text-align="center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fo:color="#333333" style:font-name="Ferrum" fo:font-size="88pt" style:font-size-asian="88pt" style:font-size-complex="88pt"/>
    </style:style>
    <style:style style:name="T7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6666ff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style:font-name="Ubuntu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8pt" style:font-size-asian="12pt" style:font-size-complex="12pt"/>
    </style:style>
    <style:style style:name="T1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style:font-name="Ubuntu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color="#6666ff" style:font-name="Ubuntu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fo:color="#6666ff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style:font-name="Ubuntu3" fo:font-size="26pt" style:font-size-asian="26pt" style:font-size-complex="26pt"/>
    </style:style>
    <style:style style:name="T25" style:family="text">
      <style:text-properties style:font-name="Ubuntu3" fo:font-size="28pt" style:font-size-asian="28pt" style:font-size-complex="28pt"/>
    </style:style>
    <style:style style:name="T26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27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28" style:family="text">
      <style:text-properties style:font-name="Ubuntu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color="#6666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5" style:family="text">
      <style:text-properties fo:color="#6666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style:font-name="Ubuntu3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color="#6666ff" style:font-name="Ubuntu3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style:use-window-font-color="true" style:font-name="Ubuntu3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style:use-window-font-color="true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2" style:family="text">
      <style:text-properties style:use-window-font-color="true" style:font-name="Ubuntu3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font-name="Ubuntu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Binary </text:span><text:span text:style-name="T1">Sequenc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16">Jan 16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In this section we will learn </text:span><text:span text:style-name="T3">about Binary Sequences, </text:span><text:span text:style-name="T3">and how they can be used to </text:span><text:span text:style-name="T3">model problem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5">1. Binary </text:span><text:span text:style-name="T5">Sequences</text:span></text:p>
            <text:p text:style-name="P2"><text:span text:style-name="T3"/></text:p>
            <text:p text:style-name="P2"><text:span text:style-name="T5">2. Unordered Li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Binary </text:span><text:span text:style-name="T6">Sequ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7" draw:text-style-name="P10" draw:layer="layout" svg:width="19.791cm" svg:height="6.977cm" svg:x="1.264cm" svg:y="3.088cm">
          <draw:text-box>
            <text:p text:style-name="P2"><text:span text:style-name="T7">Question: How many binary sequences can we </text:span><text:span text:style-name="T7">build with one 0 and two 1’s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8" draw:text-style-name="P10" draw:layer="layout" svg:width="19.791cm" svg:height="7.849cm" svg:x="1.264cm" svg:y="3.088cm">
          <draw:text-box>
            <text:p text:style-name="P2"><text:span text:style-name="T7">Question: How many binary sequences can we </text:span><text:span text:style-name="T7">build with one 0 and two 1’s?</text:span></text:p>
            <text:p text:style-name="P2"><text:span text:style-name="T7"/></text:p>
            <text:list text:style-name="L2">
              <text:list-item>
                <text:p text:style-name="P2"><text:span text:style-name="T11"><text:s/></text:span><text:span text:style-name="T11">011</text:span></text:p>
              </text:list-item>
              <text:list-item>
                <text:p text:style-name="P2"><text:span text:style-name="T11"><text:s/></text:span><text:span text:style-name="T11">101</text:span></text:p>
              </text:list-item>
              <text:list-item>
                <text:p text:style-name="P2"><text:span text:style-name="T11"><text:s/></text:span><text:span text:style-name="T11">110</text:span></text:p>
              </text:list-item>
            </text:list>
            <text:p text:style-name="P2"><text:span text:style-name="T7"/></text:p>
            <text:p text:style-name="P2"><text:span text:style-name="T7">For a short enough sequence, we can write out </text:span><text:span text:style-name="T7">all possibilities. But this isn’t effective for </text:span><text:span text:style-name="T7">longer string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9" draw:text-style-name="P10" draw:layer="layout" svg:width="19.791cm" svg:height="6.977cm" svg:x="1.264cm" svg:y="3.088cm">
          <draw:text-box>
            <text:p text:style-name="P2"><text:span text:style-name="T7">The Binary Sequence Theorem</text:span></text:p>
            <text:p text:style-name="P2"><text:span text:style-name="T7"/></text:p>
            <text:p text:style-name="P2"><text:span text:style-name="T7">“</text:span><text:span text:style-name="T7">The number of binary sequences with r 1’s </text:span><text:span text:style-name="T7">and n − r 0’s is C(n, r) or C(n, n − r). a”</text:span></text:p>
            <text:p text:style-name="P2"><text:span text:style-name="T7"/></text:p>
            <text:p text:style-name="P11"><text:span text:style-name="T12">From Discrete Mathematics, Ensley and Crawley, page 409</text:span></text:p>
            <text:p text:style-name="P2"><text:span text:style-name="T7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0" draw:text-style-name="P10" draw:layer="layout" svg:width="19.791cm" svg:height="11.02cm" svg:x="1.264cm" svg:y="3.088cm">
          <draw:text-box>
            <text:p text:style-name="P2"><text:span text:style-name="T7">The Binary Sequence Theorem</text:span></text:p>
            <text:p text:style-name="P2"><text:span text:style-name="T7"/></text:p>
            <text:p text:style-name="P2"><text:span text:style-name="T7">“</text:span><text:span text:style-name="T7">The number of binary sequences with r 1’s </text:span><text:span text:style-name="T7">and n − r 0’s is C(n, r) or C(n, n − r). a”</text:span></text:p>
            <text:p text:style-name="P2"><text:span text:style-name="T7"/></text:p>
            <text:p text:style-name="P11"><text:span text:style-name="T12">From Discrete Mathematics, Ensley and Crawley, page 409</text:span></text:p>
            <text:p text:style-name="P2"><text:span text:style-name="T7"/></text:p>
            <text:p text:style-name="P2"><text:span text:style-name="T7">So if we have one 0 and two 1’s, we can solve it </text:span><text:span text:style-name="T7">like this:</text:span></text:p>
            <text:list text:style-name="L1">
              <text:list-item>
                <text:p text:style-name="P2"><text:span text:style-name="T7">Amount of 1’s: </text:span><text:span text:style-name="T7"><text:tab/></text:span><text:span text:style-name="T7">r = 2</text:span></text:p>
              </text:list-item>
              <text:list-item>
                <text:p text:style-name="P2"><text:span text:style-name="T7">Amount of 0’s:</text:span><text:span text:style-name="T7"><text:tab/></text:span><text:span text:style-name="T7">n – r = 1</text:span><text:span text:style-name="T7"><text:line-break/></text:span><text:span text:style-name="T7"/></text:p>
              </text:list-item>
              <text:list-item>
                <text:p text:style-name="P2"><text:span text:style-name="T7">Solve for </text:span><text:span text:style-name="T17">n</text:span><text:span text:style-name="T7">:</text:span><text:span text:style-name="T7"><text:tab/></text:span><text:span text:style-name="T7"><text:tab/></text:span><text:span text:style-name="T7">n – 2 = 1</text:span><text:span text:style-name="T7"><text:tab/></text:span><text:span text:style-name="T7"><text:tab/></text:span><text:span text:style-name="T7">n = 1 + 2</text:span><text:span text:style-name="T7"><text:tab/></text:span><text:span text:style-name="T7"><text:tab/></text:span><text:span text:style-name="T18">n = 3</text:span></text:p>
              </text:list-item>
              <text:list-item>
                <text:p text:style-name="P2"><text:span text:style-name="T7">Solve: </text:span><text:span text:style-name="T11">C(3, 2) = 3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1" draw:text-style-name="P10" draw:layer="layout" svg:width="19.791cm" svg:height="8.721cm" svg:x="1.264cm" svg:y="3.088cm">
          <draw:text-box>
            <text:p text:style-name="P2"><text:span text:style-name="T7">We can use this for any arbitrary number of 1’s </text:span><text:span text:style-name="T7">and 0’s.</text:span></text:p>
            <text:p text:style-name="P2"><text:span text:style-name="T7"/></text:p>
            <text:p text:style-name="P2"><text:span text:style-name="T7">Example: How many binary sequences are </text:span><text:span text:style-name="T7">there with five 1’s and three 0’s?</text:span></text:p>
            <text:p text:style-name="P2"><text:span text:style-name="T7"/></text:p>
            <text:list text:style-name="L1">
              <text:list-item>
                <text:p text:style-name="P2"><text:span text:style-name="T7">What is </text:span><text:span text:style-name="T19">r?</text:span><text:span text:style-name="T7"><text:line-break/></text:span><text:span text:style-name="T7"/></text:p>
              </text:list-item>
              <text:list-item>
                <text:p text:style-name="P2"><text:span text:style-name="T7">What is </text:span><text:span text:style-name="T19">n?</text:span><text:span text:style-name="T19"><text:line-break/></text:span><text:span text:style-name="T19"/></text:p>
              </text:list-item>
              <text:list-item>
                <text:p text:style-name="P2"><text:span text:style-name="T7">What is </text:span><text:span text:style-name="T19">C(n, r)?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2" draw:text-style-name="P10" draw:layer="layout" svg:width="19.791cm" svg:height="8.721cm" svg:x="1.264cm" svg:y="3.088cm">
          <draw:text-box>
            <text:p text:style-name="P2"><text:span text:style-name="T7">We can use this for any arbitrary number of 1’s </text:span><text:span text:style-name="T7">and 0’s.</text:span></text:p>
            <text:p text:style-name="P2"><text:span text:style-name="T7"/></text:p>
            <text:p text:style-name="P2"><text:span text:style-name="T7">Example: How many binary sequences are </text:span><text:span text:style-name="T7">there with five 1’s and three 0’s?</text:span></text:p>
            <text:p text:style-name="P2"><text:span text:style-name="T7"/></text:p>
            <text:list text:style-name="L1">
              <text:list-item>
                <text:p text:style-name="P2"><text:span text:style-name="T7">What is </text:span><text:span text:style-name="T19">r?</text:span><text:span text:style-name="T19"><text:tab/></text:span><text:span text:style-name="T19"><text:tab/></text:span><text:span text:style-name="T19"><text:tab/></text:span><text:span text:style-name="T20">r = 5</text:span><text:span text:style-name="T21"><text:line-break/></text:span><text:span text:style-name="T21"/></text:p>
              </text:list-item>
              <text:list-item>
                <text:p text:style-name="P2"><text:span text:style-name="T7">What is </text:span><text:span text:style-name="T19">n?</text:span><text:span text:style-name="T19"><text:tab/></text:span><text:span text:style-name="T19"><text:tab/></text:span><text:span text:style-name="T19"><text:tab/></text:span><text:span text:style-name="T20">n – r = 3;</text:span><text:span text:style-name="T20"><text:tab/></text:span><text:span text:style-name="T20">n – 5 = 3;</text:span><text:span text:style-name="T20"><text:tab/></text:span><text:span text:style-name="T20">n = 8</text:span><text:span text:style-name="T19"><text:line-break/></text:span><text:span text:style-name="T19"/></text:p>
              </text:list-item>
              <text:list-item>
                <text:p text:style-name="P2"><text:span text:style-name="T7">What is </text:span><text:span text:style-name="T19">C(n, r)?</text:span><text:span text:style-name="T19"><text:tab/></text:span><text:span text:style-name="T20">C(8, 5) = 56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3" draw:text-style-name="P10" draw:layer="layout" svg:width="19.791cm" svg:height="6.977cm" svg:x="1.264cm" svg:y="3.088cm">
          <draw:text-box>
            <text:p text:style-name="P2"><text:span text:style-name="T22">We can generalize this idea into </text:span><text:span text:style-name="T22">problems where we need to find </text:span><text:span text:style-name="T23">“r”</text:span><text:span text:style-name="T22"> </text:span><text:span text:style-name="T22">of something, and </text:span><text:span text:style-name="T23">“n-r”</text:span><text:span text:style-name="T22"> of something </text:span><text:span text:style-name="T22">else. We can use the 1’s and 0’s to </text:span><text:span text:style-name="T22">represent pieces of data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4" draw:text-style-name="P10" draw:layer="layout" svg:width="19.791cm" svg:height="6.977cm" svg:x="1.264cm" svg:y="3.088cm">
          <draw:text-box>
            <text:p text:style-name="P2"><text:span text:style-name="T24">Example: How many 5-letter strings </text:span><text:span text:style-name="T24">can we build with only the letters {</text:span><text:span text:style-name="T24">A, </text:span><text:span text:style-name="T24">B, C</text:span><text:span text:style-name="T24">}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rect draw:style-name="gr5" draw:text-style-name="P14" draw:layer="layout" svg:width="2.249cm" svg:height="2.064cm" svg:x="3.439cm" svg:y="6.482cm">
          <text:p/>
        </draw:rect>
        <draw:rect draw:style-name="gr5" draw:text-style-name="P14" draw:layer="layout" svg:width="2.249cm" svg:height="2.064cm" svg:x="6.44cm" svg:y="6.482cm">
          <text:p/>
        </draw:rect>
        <draw:rect draw:style-name="gr5" draw:text-style-name="P14" draw:layer="layout" svg:width="2.249cm" svg:height="2.064cm" svg:x="9.44cm" svg:y="6.482cm">
          <text:p/>
        </draw:rect>
        <draw:rect draw:style-name="gr5" draw:text-style-name="P14" draw:layer="layout" svg:width="2.249cm" svg:height="2.064cm" svg:x="12.44cm" svg:y="6.482cm">
          <text:p/>
        </draw:rect>
        <draw:rect draw:style-name="gr5" draw:text-style-name="P14" draw:layer="layout" svg:width="2.249cm" svg:height="2.064cm" svg:x="15.44cm" svg:y="6.482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5" draw:text-style-name="P10" draw:layer="layout" svg:width="19.791cm" svg:height="9.49cm" svg:x="1.264cm" svg:y="3.088cm">
          <draw:text-box>
            <text:p text:style-name="P2"><text:span text:style-name="T24">Example: How many 5-letter strings </text:span><text:span text:style-name="T24">can we build with only the letters {</text:span><text:span text:style-name="T24">A, </text:span><text:span text:style-name="T24">B, C</text:span><text:span text:style-name="T24">}?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5">We can’t use methods from before </text:span><text:span text:style-name="T25">because we don’t know how many </text:span><text:span text:style-name="T25">A’s, B’s, and C’s will be used!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rect draw:style-name="gr5" draw:text-style-name="P14" draw:layer="layout" svg:width="2.249cm" svg:height="2.064cm" svg:x="3.439cm" svg:y="6.482cm">
          <text:p/>
        </draw:rect>
        <draw:rect draw:style-name="gr5" draw:text-style-name="P14" draw:layer="layout" svg:width="2.249cm" svg:height="2.064cm" svg:x="6.44cm" svg:y="6.482cm">
          <text:p/>
        </draw:rect>
        <draw:rect draw:style-name="gr5" draw:text-style-name="P14" draw:layer="layout" svg:width="2.249cm" svg:height="2.064cm" svg:x="9.44cm" svg:y="6.482cm">
          <text:p/>
        </draw:rect>
        <draw:rect draw:style-name="gr5" draw:text-style-name="P14" draw:layer="layout" svg:width="2.249cm" svg:height="2.064cm" svg:x="12.44cm" svg:y="6.482cm">
          <text:p/>
        </draw:rect>
        <draw:rect draw:style-name="gr5" draw:text-style-name="P14" draw:layer="layout" svg:width="2.249cm" svg:height="2.064cm" svg:x="15.44cm" svg:y="6.482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6" draw:text-style-name="P10" draw:layer="layout" svg:width="19.791cm" svg:height="11.928cm" svg:x="1.264cm" svg:y="3.088cm">
          <draw:text-box>
            <text:p text:style-name="P2"><text:span text:style-name="T24">Example: How many 5-letter strings </text:span><text:span text:style-name="T24">can we build with only the letters {A, </text:span><text:span text:style-name="T24">B, C}?</text:span></text:p>
            <text:p text:style-name="P2"><text:span text:style-name="T24"/></text:p>
            <text:p text:style-name="P2"><text:span text:style-name="T25">Instead, think of these like </text:span><text:span text:style-name="T25">groupings:</text:span></text:p>
            <text:list text:style-name="L1">
              <text:list-item>
                <text:p text:style-name="P2"><text:span text:style-name="T26">a</text:span><text:span text:style-name="T27"><text:tab/></text:span><text:span text:style-name="T27">amount of A’s in the first group</text:span></text:p>
              </text:list-item>
              <text:list-item>
                <text:p text:style-name="P2"><text:span text:style-name="T26">b</text:span><text:span text:style-name="T27"><text:tab/></text:span><text:span text:style-name="T27">amount</text:span><text:span text:style-name="T27"> of B’s in the second </text:span><text:span text:style-name="T27">group</text:span></text:p>
              </text:list-item>
              <text:list-item>
                <text:p text:style-name="P2"><text:span text:style-name="T26">c</text:span><text:span text:style-name="T27"><text:tab/></text:span><text:span text:style-name="T27">amount</text:span><text:span text:style-name="T27"> of C’s in the third group</text:span></text:p>
              </text:list-item>
            </text:list>
            <text:p text:style-name="P2"><text:span text:style-name="T27"/></text:p>
            <text:p text:style-name="P2"><text:span text:style-name="T27">Then, we also need to think of how </text:span><text:span text:style-name="T27">they’re </text:span><text:span text:style-name="T28">separated</text:span><text:span text:style-name="T29">, and this also </text:span><text:span text:style-name="T29">becomes something that we count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7" draw:text-style-name="P10" draw:layer="layout" svg:width="19.791cm" svg:height="8.613cm" svg:x="1.264cm" svg:y="3.088cm">
          <draw:text-box>
            <text:p text:style-name="P2"><text:span text:style-name="T24">Example: How many 5-letter strings </text:span><text:span text:style-name="T24">can we build with only the letters {A, </text:span><text:span text:style-name="T24">B, C}?</text:span></text:p>
            <text:p text:style-name="P2"><text:span text:style-name="T24"/></text:p>
            <text:p text:style-name="P6"><text:span text:style-name="T30">“</text:span><text:span text:style-name="T30">AA + separator + BB + separator + </text:span><text:span text:style-name="T30">C”</text:span></text:p>
            <text:p text:style-name="P6"><text:span text:style-name="T25"/></text:p>
            <text:p text:style-name="P2"><text:span text:style-name="T25">Because we have 3 letters to choose </text:span><text:span text:style-name="T25">from, we need 2 separators. It will </text:span><text:span text:style-name="T25">always be one less than the amount </text:span><text:span text:style-name="T25">of option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8" draw:text-style-name="P10" draw:layer="layout" svg:width="19.791cm" svg:height="2.231cm" svg:x="1.264cm" svg:y="3.088cm">
          <draw:text-box>
            <text:p text:style-name="P2"><text:span text:style-name="T24">Example: How many 5-letter strings </text:span><text:span text:style-name="T24">can we build with only the letters {A, </text:span><text:span text:style-name="T24">B, C}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rect draw:style-name="gr5" draw:text-style-name="P14" draw:layer="layout" svg:width="2.249cm" svg:height="2.064cm" svg:x="3.598cm" svg:y="7.456cm">
          <text:p/>
        </draw:rect>
        <draw:rect draw:style-name="gr5" draw:text-style-name="P14" draw:layer="layout" svg:width="2.249cm" svg:height="2.064cm" svg:x="6.599cm" svg:y="7.456cm">
          <text:p/>
        </draw:rect>
        <draw:rect draw:style-name="gr5" draw:text-style-name="P14" draw:layer="layout" svg:width="2.249cm" svg:height="2.064cm" svg:x="9.599cm" svg:y="7.456cm">
          <text:p/>
        </draw:rect>
        <draw:rect draw:style-name="gr5" draw:text-style-name="P14" draw:layer="layout" svg:width="2.249cm" svg:height="2.064cm" svg:x="12.599cm" svg:y="7.456cm">
          <text:p/>
        </draw:rect>
        <draw:rect draw:style-name="gr5" draw:text-style-name="P14" draw:layer="layout" svg:width="2.249cm" svg:height="2.064cm" svg:x="15.599cm" svg:y="7.456cm">
          <text:p/>
        </draw:rect>
        <draw:rect draw:style-name="gr6" draw:text-style-name="P14" draw:layer="layout" svg:width="2.249cm" svg:height="2.064cm" svg:x="3.624cm" svg:y="12.746cm">
          <text:p text:style-name="P6">A’s</text:p>
        </draw:rect>
        <draw:rect draw:style-name="gr7" draw:text-style-name="P15" draw:layer="layout" svg:width="0.756cm" svg:height="2.064cm" svg:x="7.381cm" svg:y="12.746cm">
          <text:p/>
        </draw:rect>
        <draw:rect draw:style-name="gr6" draw:text-style-name="P14" draw:layer="layout" svg:width="2.249cm" svg:height="2.064cm" svg:x="9.625cm" svg:y="12.746cm">
          <text:p text:style-name="P6">B’s</text:p>
        </draw:rect>
        <draw:rect draw:style-name="gr7" draw:text-style-name="P15" draw:layer="layout" svg:width="0.773cm" svg:height="2.064cm" svg:x="13.328cm" svg:y="12.746cm">
          <text:p/>
        </draw:rect>
        <draw:rect draw:style-name="gr6" draw:text-style-name="P14" draw:layer="layout" svg:width="2.249cm" svg:height="2.064cm" svg:x="15.625cm" svg:y="12.746cm">
          <text:p text:style-name="P6">C’s</text:p>
        </draw:rect>
        <draw:frame draw:style-name="gr8" draw:text-style-name="P16" draw:layer="layout" svg:width="20.055cm" svg:height="0.963cm" svg:x="1.058cm" svg:y="6.059cm">
          <draw:text-box>
            <text:p>So instead of thinking of the problem as 5 letters to be filled in…</text:p>
          </draw:text-box>
        </draw:frame>
        <draw:frame draw:style-name="gr8" draw:text-style-name="P16" draw:layer="layout" svg:width="20.055cm" svg:height="1.995cm" svg:x="1.059cm" svg:y="10.46cm">
          <draw:text-box>
            <text:p><text:span text:style-name="T31">We think of it as the A-group, a separator, the </text:span><text:span text:style-name="T31">B-group, a separator, and the C-group.</text:span></text:p>
          </draw:text-box>
        </draw:frame>
        <draw:line draw:style-name="gr9" draw:text-style-name="P17" draw:layer="layout" svg:x1="2.884cm" svg:y1="10.187cm" svg:x2="17.938cm" svg:y2="7.144cm">
          <text:p/>
        </draw:line>
        <draw:line draw:style-name="gr9" draw:text-style-name="P17" draw:layer="layout" svg:x1="18.176cm" svg:y1="9.975cm" svg:x2="3.122cm" svg:y2="7.38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19" draw:text-style-name="P10" draw:layer="layout" svg:width="19.791cm" svg:height="2.231cm" svg:x="1.264cm" svg:y="3.088cm">
          <draw:text-box>
            <text:p text:style-name="P2"><text:span text:style-name="T24">Example: How many 5-letter strings </text:span><text:span text:style-name="T24">can we build with only the letters {A, </text:span><text:span text:style-name="T24">B, C}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g>
          <draw:rect draw:style-name="gr6" draw:text-style-name="P14" draw:layer="layout" svg:width="2.249cm" svg:height="2.064cm" svg:x="3.624cm" svg:y="12.746cm">
            <text:p text:style-name="P6">A’s</text:p>
          </draw:rect>
          <draw:rect draw:style-name="gr7" draw:text-style-name="P15" draw:layer="layout" svg:width="0.756cm" svg:height="2.064cm" svg:x="7.381cm" svg:y="12.746cm">
            <text:p/>
          </draw:rect>
          <draw:rect draw:style-name="gr6" draw:text-style-name="P14" draw:layer="layout" svg:width="2.249cm" svg:height="2.064cm" svg:x="9.625cm" svg:y="12.746cm">
            <text:p text:style-name="P6">B’s</text:p>
          </draw:rect>
          <draw:rect draw:style-name="gr7" draw:text-style-name="P15" draw:layer="layout" svg:width="0.773cm" svg:height="2.064cm" svg:x="13.328cm" svg:y="12.746cm">
            <text:p/>
          </draw:rect>
          <draw:rect draw:style-name="gr6" draw:text-style-name="P14" draw:layer="layout" svg:width="2.249cm" svg:height="2.064cm" svg:x="15.625cm" svg:y="12.746cm">
            <text:p text:style-name="P6">C’s</text:p>
          </draw:rect>
        </draw:g>
        <draw:frame draw:style-name="gr8" draw:text-style-name="P16" draw:layer="layout" svg:width="20.055cm" svg:height="3.739cm" svg:x="0.816cm" svg:y="5.63cm">
          <draw:text-box>
            <text:p><text:span text:style-name="T31">We have 5 spaces for letters, but now we also </text:span><text:span text:style-name="T31">have to count two separators. Total, there are </text:span><text:span text:style-name="T31">7 “spaces” to fill.</text:span></text:p>
            <text:p text:style-name="P6"><text:span text:style-name="T31"><text:line-break/></text:span><text:span text:style-name="T32">5 letters, and 2 separators = 7 total spac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20" draw:text-style-name="P10" draw:layer="layout" svg:width="19.791cm" svg:height="2.231cm" svg:x="1.264cm" svg:y="3.088cm">
          <draw:text-box>
            <text:p text:style-name="P2"><text:span text:style-name="T24">Example: How many 5-letter strings </text:span><text:span text:style-name="T24">can we build with only the letters {A, </text:span><text:span text:style-name="T24">B, C}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g>
          <draw:rect draw:style-name="gr6" draw:text-style-name="P14" draw:layer="layout" svg:width="2.249cm" svg:height="2.064cm" svg:x="3.624cm" svg:y="12.746cm">
            <text:p text:style-name="P6">A’s</text:p>
          </draw:rect>
          <draw:rect draw:style-name="gr7" draw:text-style-name="P15" draw:layer="layout" svg:width="0.756cm" svg:height="2.064cm" svg:x="7.381cm" svg:y="12.746cm">
            <text:p/>
          </draw:rect>
          <draw:rect draw:style-name="gr6" draw:text-style-name="P14" draw:layer="layout" svg:width="2.249cm" svg:height="2.064cm" svg:x="9.625cm" svg:y="12.746cm">
            <text:p text:style-name="P6">B’s</text:p>
          </draw:rect>
          <draw:rect draw:style-name="gr7" draw:text-style-name="P15" draw:layer="layout" svg:width="0.773cm" svg:height="2.064cm" svg:x="13.328cm" svg:y="12.746cm">
            <text:p/>
          </draw:rect>
          <draw:rect draw:style-name="gr6" draw:text-style-name="P14" draw:layer="layout" svg:width="2.249cm" svg:height="2.064cm" svg:x="15.625cm" svg:y="12.746cm">
            <text:p text:style-name="P6">C’s</text:p>
          </draw:rect>
        </draw:g>
        <draw:frame draw:style-name="gr8" draw:text-style-name="P16" draw:layer="layout" svg:width="20.055cm" svg:height="4.611cm" svg:x="0.816cm" svg:y="5.63cm">
          <draw:text-box>
            <text:p text:style-name="P6"><text:span text:style-name="T32">5 letters, and 2 separators = 7 total spaces.</text:span></text:p>
            <text:p text:style-name="P2"><text:span text:style-name="T33"/></text:p>
            <text:p text:style-name="P2"><text:span text:style-name="T33">We can represent the letters with the digit “0”, </text:span><text:span text:style-name="T33">and the separators with the digit “1”. We don’t </text:span><text:span text:style-name="T33">really care where A, B, or C goes, just that we </text:span><text:span text:style-name="T33">need to fill 5 lette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21" draw:text-style-name="P10" draw:layer="layout" svg:width="19.791cm" svg:height="2.231cm" svg:x="1.264cm" svg:y="3.088cm">
          <draw:text-box>
            <text:p text:style-name="P2"><text:span text:style-name="T24">Example: How many 5-letter strings </text:span><text:span text:style-name="T24">can we build with only the letters {A, </text:span><text:span text:style-name="T24">B, C}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g>
          <draw:rect draw:style-name="gr6" draw:text-style-name="P14" draw:layer="layout" svg:width="2.249cm" svg:height="2.064cm" svg:x="3.624cm" svg:y="12.746cm">
            <text:p text:style-name="P6">A’s</text:p>
          </draw:rect>
          <draw:rect draw:style-name="gr7" draw:text-style-name="P15" draw:layer="layout" svg:width="0.756cm" svg:height="2.064cm" svg:x="7.381cm" svg:y="12.746cm">
            <text:p/>
          </draw:rect>
          <draw:rect draw:style-name="gr6" draw:text-style-name="P14" draw:layer="layout" svg:width="2.249cm" svg:height="2.064cm" svg:x="9.625cm" svg:y="12.746cm">
            <text:p text:style-name="P6">B’s</text:p>
          </draw:rect>
          <draw:rect draw:style-name="gr7" draw:text-style-name="P15" draw:layer="layout" svg:width="0.773cm" svg:height="2.064cm" svg:x="13.328cm" svg:y="12.746cm">
            <text:p/>
          </draw:rect>
          <draw:rect draw:style-name="gr6" draw:text-style-name="P14" draw:layer="layout" svg:width="2.249cm" svg:height="2.064cm" svg:x="15.625cm" svg:y="12.746cm">
            <text:p text:style-name="P6">C’s</text:p>
          </draw:rect>
        </draw:g>
        <draw:frame draw:style-name="gr8" draw:text-style-name="P16" draw:layer="layout" svg:width="20.055cm" svg:height="3.739cm" svg:x="0.816cm" svg:y="5.63cm">
          <draw:text-box>
            <text:p text:style-name="P6"><text:span text:style-name="T32">5 letters = five 0’s;</text:span><text:span text:style-name="T32"><text:tab/></text:span><text:span text:style-name="T32"><text:tab/></text:span><text:span text:style-name="T32">2 separators = two </text:span><text:span text:style-name="T32">1’s</text:span></text:p>
            <text:p text:style-name="P2"><text:span text:style-name="T33"/></text:p>
            <text:p text:style-name="P2"><text:span text:style-name="T33">Now that we’re modeling the problem with 0’s </text:span><text:span text:style-name="T33">and 1’s, we can use the Binary Sequences </text:span><text:span text:style-name="T33">theorem to solve 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Binary Sequences</text:span></text:p>
          </draw:text-box>
        </draw:frame>
        <draw:frame presentation:style-name="pr22" draw:text-style-name="P10" draw:layer="layout" svg:width="19.791cm" svg:height="2.231cm" svg:x="1.264cm" svg:y="3.088cm">
          <draw:text-box>
            <text:p text:style-name="P2"><text:span text:style-name="T24">Example: How many 5-letter strings </text:span><text:span text:style-name="T24">can we build with only the letters {A, </text:span><text:span text:style-name="T24">B, C}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frame draw:style-name="gr8" draw:text-style-name="P16" draw:layer="layout" svg:width="20.055cm" svg:height="8.575cm" svg:x="0.816cm" svg:y="5.63cm">
          <draw:text-box>
            <text:p text:style-name="P6"><text:span text:style-name="T32">5 letters = five 0’s;</text:span><text:span text:style-name="T32"><text:tab/></text:span><text:span text:style-name="T32"><text:tab/></text:span><text:span text:style-name="T32">2 separators = two </text:span><text:span text:style-name="T32">1’s</text:span></text:p>
            <text:p text:style-name="P2"><text:span text:style-name="T33"/></text:p>
            <text:p text:style-name="P6"><text:span text:style-name="T34">r = 5</text:span></text:p>
            <text:p text:style-name="P6"><text:span text:style-name="T34"/></text:p>
            <text:p text:style-name="P6"><text:span text:style-name="T34">n – r = 2;</text:span><text:span text:style-name="T34"><text:tab/></text:span><text:span text:style-name="T34"><text:tab/></text:span><text:span text:style-name="T34">n – 5 = 2;</text:span><text:span text:style-name="T34"><text:tab/></text:span><text:span text:style-name="T34"><text:tab/></text:span><text:span text:style-name="T34">n = </text:span><text:span text:style-name="T34">7</text:span></text:p>
            <text:p text:style-name="P6"><text:span text:style-name="T35"/></text:p>
            <text:p text:style-name="P6"><text:span text:style-name="T34">C(7, 5) = 2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Unordered </text:span><text:span text:style-name="T6">Li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Unordered Lists</text:span></text:p>
          </draw:text-box>
        </draw:frame>
        <draw:frame presentation:style-name="pr23" draw:text-style-name="P10" draw:layer="layout" svg:width="19.791cm" svg:height="6.977cm" svg:x="1.264cm" svg:y="3.088cm">
          <draw:text-box>
            <text:p text:style-name="P2"><text:span text:style-name="T7">We can further use the binary sequence model </text:span><text:span text:style-name="T7">to solve problems dealing with </text:span><text:span text:style-name="T36">unordered lists</text:span><text:span text:style-name="T37">.</text:span></text:p>
            <text:p text:style-name="P2"><text:span text:style-name="T37"/></text:p>
            <text:p text:style-name="P2"><text:span text:style-name="T37">Remember that unordered lists are structures </text:span><text:span text:style-name="T37">where </text:span><text:span text:style-name="T38">repetitions are allowed</text:span><text:span text:style-name="T37"> and </text:span><text:span text:style-name="T38">order </text:span><text:span text:style-name="T38">doesn’t matter</text:span><text:span text:style-name="T37">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Unordered Lists</text:span></text:p>
          </draw:text-box>
        </draw:frame>
        <draw:frame presentation:style-name="pr24" draw:text-style-name="P10" draw:layer="layout" svg:width="19.791cm" svg:height="6.977cm" svg:x="1.264cm" svg:y="3.088cm">
          <draw:text-box>
            <text:p text:style-name="P2"><text:span text:style-name="T37">Example: If you have a bag that can hold 10 </text:span><text:span text:style-name="T37">pieces of fruit, and the store you’re at sells </text:span><text:span text:style-name="T37">only 3 types of fruit, how many ways can you </text:span><text:span text:style-name="T37">fill the bag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Unordered Lists</text:span></text:p>
          </draw:text-box>
        </draw:frame>
        <draw:frame presentation:style-name="pr25" draw:text-style-name="P10" draw:layer="layout" svg:width="19.791cm" svg:height="6.977cm" svg:x="1.264cm" svg:y="3.088cm">
          <draw:text-box>
            <text:p text:style-name="P2"><text:span text:style-name="T37">Example: If you have a bag that can hold 10 </text:span><text:span text:style-name="T37">pieces of fruit, and the store you’re at sells </text:span><text:span text:style-name="T37">only 3 types of fruit, how many ways can you </text:span><text:span text:style-name="T37">fill the bag?</text:span></text:p>
            <text:p text:style-name="P2"><text:span text:style-name="T37"/></text:p>
            <text:p text:style-name="P6"><text:span text:style-name="T38">fruitA_count + fruitB</text:span><text:span text:style-name="T38">_count</text:span><text:span text:style-name="T38"> + fruitC</text:span><text:span text:style-name="T38">_count</text:span><text:span text:style-name="T38"> = </text:span><text:span text:style-name="T38">10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Unordered Lists</text:span></text:p>
          </draw:text-box>
        </draw:frame>
        <draw:frame presentation:style-name="pr26" draw:text-style-name="P10" draw:layer="layout" svg:width="19.791cm" svg:height="7.849cm" svg:x="1.264cm" svg:y="3.088cm">
          <draw:text-box>
            <text:p text:style-name="P2"><text:span text:style-name="T37">Example: If you have a bag that can hold 10 </text:span><text:span text:style-name="T37">pieces of fruit, and the store you’re at sells </text:span><text:span text:style-name="T37">only 3 types of fruit, how many ways can you </text:span><text:span text:style-name="T37">fill the bag?</text:span></text:p>
            <text:p text:style-name="P6"><text:span text:style-name="T38"/></text:p>
            <text:p text:style-name="P2"><text:span text:style-name="T37">In this case, we again generalize it so that the </text:span><text:span text:style-name="T37">fruits are all represented with 0’s and the </text:span><text:span text:style-name="T38">separators</text:span><text:span text:style-name="T37"> are represented with 1’s.</text:span></text:p>
            <text:p text:style-name="P2"><text:span text:style-name="T37"/></text:p>
            <text:p text:style-name="P6"><text:span text:style-name="T39">fruits = 10</text:span><text:span text:style-name="T39"><text:tab/></text:span><text:span text:style-name="T39"><text:tab/></text:span><text:span text:style-name="T39">separators = 2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rect draw:style-name="gr10" draw:text-style-name="P18" draw:layer="layout" svg:width="16.943cm" svg:height="3.374cm" svg:x="2.67cm" svg:y="11.651cm">
          <text:p/>
        </draw:rect>
        <draw:circle draw:style-name="gr11" draw:text-style-name="P19" draw:layer="layout" svg:width="1.408cm" svg:height="1.408cm" svg:x="3.253cm" svg:y="12.185cm">
          <text:p/>
        </draw:circle>
        <draw:circle draw:style-name="gr11" draw:text-style-name="P19" draw:layer="layout" svg:width="1.408cm" svg:height="1.408cm" svg:x="4.423cm" svg:y="13.379cm">
          <text:p/>
        </draw:circle>
        <draw:circle draw:style-name="gr11" draw:text-style-name="P19" draw:layer="layout" svg:width="1.408cm" svg:height="1.408cm" svg:x="6.641cm" svg:y="13.18cm">
          <text:p/>
        </draw:circle>
        <draw:circle draw:style-name="gr11" draw:text-style-name="P19" draw:layer="layout" svg:width="1.408cm" svg:height="1.408cm" svg:x="5.495cm" svg:y="11.967cm">
          <text:p/>
        </draw:circle>
        <draw:circle draw:style-name="gr12" draw:text-style-name="P20" draw:layer="layout" svg:width="1.408cm" svg:height="1.408cm" svg:x="9.495cm" svg:y="11.967cm">
          <text:p/>
        </draw:circle>
        <draw:circle draw:style-name="gr12" draw:text-style-name="P20" draw:layer="layout" svg:width="1.408cm" svg:height="1.408cm" svg:x="11.495cm" svg:y="12.967cm">
          <text:p/>
        </draw:circle>
        <draw:ellipse draw:style-name="gr13" draw:text-style-name="P21" draw:layer="layout" svg:width="0.704cm" svg:height="1.408cm" svg:x="14.423cm" svg:y="12.089cm">
          <text:p/>
        </draw:ellipse>
        <draw:ellipse draw:style-name="gr13" draw:text-style-name="P21" draw:layer="layout" svg:width="0.704cm" svg:height="1.408cm" svg:x="15.423cm" svg:y="13.089cm">
          <text:p/>
        </draw:ellipse>
        <draw:ellipse draw:style-name="gr13" draw:text-style-name="P21" draw:layer="layout" svg:width="0.704cm" svg:height="1.408cm" svg:x="16.423cm" svg:y="12.089cm">
          <text:p/>
        </draw:ellipse>
        <draw:ellipse draw:style-name="gr13" draw:text-style-name="P21" draw:layer="layout" svg:width="0.704cm" svg:height="1.408cm" svg:x="17.423cm" svg:y="13.089cm">
          <text:p/>
        </draw:ellipse>
        <draw:rect draw:style-name="gr14" draw:text-style-name="P22" draw:layer="layout" svg:width="0.534cm" svg:height="4.151cm" svg:x="8.544cm" svg:y="11.263cm">
          <text:p/>
        </draw:rect>
        <draw:rect draw:style-name="gr14" draw:text-style-name="P22" draw:layer="layout" svg:width="0.534cm" svg:height="4.151cm" svg:x="13.544cm" svg:y="11.264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Unordered Lists</text:span></text:p>
          </draw:text-box>
        </draw:frame>
        <draw:frame presentation:style-name="pr27" draw:text-style-name="P10" draw:layer="layout" svg:width="19.791cm" svg:height="6.977cm" svg:x="1.264cm" svg:y="3.088cm">
          <draw:text-box>
            <text:p text:style-name="P2"><text:span text:style-name="T37">Example: If you have a bag that can hold 10 </text:span><text:span text:style-name="T37">pieces of fruit, and the store you’re at sells </text:span><text:span text:style-name="T37">only 3 types of fruit, how many ways can you </text:span><text:span text:style-name="T37">fill the bag?</text:span></text:p>
            <text:p text:style-name="P6"><text:span text:style-name="T38"/></text:p>
            <text:p text:style-name="P2"><text:span text:style-name="T40">Fruits are 0’s, so we can say</text:span><text:span text:style-name="T40"><text:tab/></text:span><text:span text:style-name="T40"><text:tab/></text:span><text:span text:style-name="T40"><text:tab/></text:span><text:span text:style-name="T40">r = 10</text:span></text:p>
            <text:p text:style-name="P2"><text:span text:style-name="T41"/></text:p>
            <text:p text:style-name="P2"><text:span text:style-name="T40">Separators are 1’s, so we can say </text:span><text:span text:style-name="T40"><text:tab/></text:span><text:span text:style-name="T40">n – r = 2;</text:span><text:span text:style-name="T40"><text:tab/></text:span><text:span text:style-name="T40">n – </text:span><text:span text:style-name="T40">10 = 2;</text:span></text:p>
            <text:p text:style-name="P2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n = 12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rect draw:style-name="gr10" draw:text-style-name="P18" draw:layer="layout" svg:width="16.943cm" svg:height="3.374cm" svg:x="2.67cm" svg:y="11.651cm">
          <text:p/>
        </draw:rect>
        <draw:circle draw:style-name="gr11" draw:text-style-name="P19" draw:layer="layout" svg:width="1.408cm" svg:height="1.408cm" svg:x="3.253cm" svg:y="12.185cm">
          <text:p/>
        </draw:circle>
        <draw:circle draw:style-name="gr11" draw:text-style-name="P19" draw:layer="layout" svg:width="1.408cm" svg:height="1.408cm" svg:x="4.423cm" svg:y="13.379cm">
          <text:p/>
        </draw:circle>
        <draw:circle draw:style-name="gr11" draw:text-style-name="P19" draw:layer="layout" svg:width="1.408cm" svg:height="1.408cm" svg:x="6.641cm" svg:y="13.18cm">
          <text:p/>
        </draw:circle>
        <draw:circle draw:style-name="gr11" draw:text-style-name="P19" draw:layer="layout" svg:width="1.408cm" svg:height="1.408cm" svg:x="5.495cm" svg:y="11.967cm">
          <text:p/>
        </draw:circle>
        <draw:circle draw:style-name="gr12" draw:text-style-name="P20" draw:layer="layout" svg:width="1.408cm" svg:height="1.408cm" svg:x="9.495cm" svg:y="11.967cm">
          <text:p/>
        </draw:circle>
        <draw:circle draw:style-name="gr12" draw:text-style-name="P20" draw:layer="layout" svg:width="1.408cm" svg:height="1.408cm" svg:x="11.495cm" svg:y="12.967cm">
          <text:p/>
        </draw:circle>
        <draw:ellipse draw:style-name="gr13" draw:text-style-name="P21" draw:layer="layout" svg:width="0.704cm" svg:height="1.408cm" svg:x="14.423cm" svg:y="12.089cm">
          <text:p/>
        </draw:ellipse>
        <draw:ellipse draw:style-name="gr13" draw:text-style-name="P21" draw:layer="layout" svg:width="0.704cm" svg:height="1.408cm" svg:x="15.423cm" svg:y="13.089cm">
          <text:p/>
        </draw:ellipse>
        <draw:ellipse draw:style-name="gr13" draw:text-style-name="P21" draw:layer="layout" svg:width="0.704cm" svg:height="1.408cm" svg:x="16.423cm" svg:y="12.089cm">
          <text:p/>
        </draw:ellipse>
        <draw:ellipse draw:style-name="gr13" draw:text-style-name="P21" draw:layer="layout" svg:width="0.704cm" svg:height="1.408cm" svg:x="17.423cm" svg:y="13.089cm">
          <text:p/>
        </draw:ellipse>
        <draw:rect draw:style-name="gr14" draw:text-style-name="P22" draw:layer="layout" svg:width="0.534cm" svg:height="4.151cm" svg:x="8.544cm" svg:y="11.263cm">
          <text:p/>
        </draw:rect>
        <draw:rect draw:style-name="gr14" draw:text-style-name="P22" draw:layer="layout" svg:width="0.534cm" svg:height="4.151cm" svg:x="13.544cm" svg:y="11.264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Unordered Lists</text:span></text:p>
          </draw:text-box>
        </draw:frame>
        <draw:frame presentation:style-name="pr28" draw:text-style-name="P10" draw:layer="layout" svg:width="19.791cm" svg:height="7.529cm" svg:x="1.264cm" svg:y="3.088cm">
          <draw:text-box>
            <text:p text:style-name="P2"><text:span text:style-name="T37">Example: If you have a bag that can hold 10 </text:span><text:span text:style-name="T37">pieces of fruit, and the store you’re at sells </text:span><text:span text:style-name="T37">only 3 types of fruit, how many ways can you </text:span><text:span text:style-name="T37">fill the bag?</text:span></text:p>
            <text:p text:style-name="P2"><text:span text:style-name="T40"/></text:p>
            <text:p text:style-name="P2"><text:span text:style-name="T40">C(12, 10) = 66.</text:span></text:p>
            <text:p text:style-name="P2"><text:span text:style-name="T40"/></text:p>
            <text:p text:style-name="P2"><text:span text:style-name="T42">Note that we can also say separators are 0’s and fruits are 1’s; it </text:span><text:span text:style-name="T42">doesn’t matter. It will come out to the same thing.</text:span></text:p>
            <text:p text:style-name="P2"><text:span text:style-name="T42"/></text:p>
            <text:p text:style-name="P6"><text:span text:style-name="T42">r = 2;</text:span><text:span text:style-name="T42"><text:tab/></text:span><text:span text:style-name="T42"><text:tab/></text:span><text:span text:style-name="T42">n – r = 10;</text:span><text:span text:style-name="T42"><text:tab/></text:span><text:span text:style-name="T42"><text:tab/></text:span><text:span text:style-name="T42">n – 2 = 10;</text:span><text:span text:style-name="T42"><text:tab/></text:span><text:span text:style-name="T42"><text:tab/></text:span><text:span text:style-name="T42">n = 12;</text:span><text:span text:style-name="T42"><text:tab/></text:span><text:span text:style-name="T42"><text:tab/></text:span><text:span text:style-name="T42">C(12, 2) = </text:span><text:span text:style-name="T42">66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28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6"><text:span text:style-name="T9"/></text:p>
            <text:p text:style-name="P2"><text:span text:style-name="T9">The # of binary sequences with </text:span><text:span text:style-name="T9"><text:line-break/></text:span><text:span text:style-name="T14">r</text:span><text:span text:style-name="T15"> 1’s and </text:span><text:span text:style-name="T14">n – r </text:span><text:span text:style-name="T15">0’s is </text:span><text:span text:style-name="T14">C(n, r)</text:span><text:span text:style-name="T16">.</text:span></text:p>
            <text:p text:style-name="P2"><text:span text:style-name="T10"/></text:p>
            <text:p text:style-name="P2"><text:span text:style-name="T10"/></text:p>
          </draw:text-box>
        </draw:frame>
        <draw:rect draw:style-name="gr10" draw:text-style-name="P18" draw:layer="layout" svg:width="16.943cm" svg:height="3.374cm" svg:x="2.67cm" svg:y="11.651cm">
          <text:p/>
        </draw:rect>
        <draw:circle draw:style-name="gr11" draw:text-style-name="P19" draw:layer="layout" svg:width="1.408cm" svg:height="1.408cm" svg:x="3.253cm" svg:y="12.185cm">
          <text:p/>
        </draw:circle>
        <draw:circle draw:style-name="gr11" draw:text-style-name="P19" draw:layer="layout" svg:width="1.408cm" svg:height="1.408cm" svg:x="4.423cm" svg:y="13.379cm">
          <text:p/>
        </draw:circle>
        <draw:circle draw:style-name="gr11" draw:text-style-name="P19" draw:layer="layout" svg:width="1.408cm" svg:height="1.408cm" svg:x="6.641cm" svg:y="13.18cm">
          <text:p/>
        </draw:circle>
        <draw:circle draw:style-name="gr11" draw:text-style-name="P19" draw:layer="layout" svg:width="1.408cm" svg:height="1.408cm" svg:x="5.495cm" svg:y="11.967cm">
          <text:p/>
        </draw:circle>
        <draw:circle draw:style-name="gr12" draw:text-style-name="P20" draw:layer="layout" svg:width="1.408cm" svg:height="1.408cm" svg:x="9.495cm" svg:y="11.967cm">
          <text:p/>
        </draw:circle>
        <draw:circle draw:style-name="gr12" draw:text-style-name="P20" draw:layer="layout" svg:width="1.408cm" svg:height="1.408cm" svg:x="11.495cm" svg:y="12.967cm">
          <text:p/>
        </draw:circle>
        <draw:ellipse draw:style-name="gr13" draw:text-style-name="P21" draw:layer="layout" svg:width="0.704cm" svg:height="1.408cm" svg:x="14.423cm" svg:y="12.089cm">
          <text:p/>
        </draw:ellipse>
        <draw:ellipse draw:style-name="gr13" draw:text-style-name="P21" draw:layer="layout" svg:width="0.704cm" svg:height="1.408cm" svg:x="15.423cm" svg:y="13.089cm">
          <text:p/>
        </draw:ellipse>
        <draw:ellipse draw:style-name="gr13" draw:text-style-name="P21" draw:layer="layout" svg:width="0.704cm" svg:height="1.408cm" svg:x="16.423cm" svg:y="12.089cm">
          <text:p/>
        </draw:ellipse>
        <draw:ellipse draw:style-name="gr13" draw:text-style-name="P21" draw:layer="layout" svg:width="0.704cm" svg:height="1.408cm" svg:x="17.423cm" svg:y="13.089cm">
          <text:p/>
        </draw:ellipse>
        <draw:rect draw:style-name="gr14" draw:text-style-name="P22" draw:layer="layout" svg:width="0.534cm" svg:height="4.151cm" svg:x="8.544cm" svg:y="11.263cm">
          <text:p/>
        </draw:rect>
        <draw:rect draw:style-name="gr14" draw:text-style-name="P22" draw:layer="layout" svg:width="0.534cm" svg:height="4.151cm" svg:x="13.544cm" svg:y="11.264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</text:span><text:span text:style-name="T4">o</text:span><text:span text:style-name="T4">nc</text:span><text:span text:style-name="T4">lu</text:span><text:span text:style-name="T4">si</text:span><text:span text:style-name="T4">o</text:span><text:span text:style-name="T4">n</text:span></text:p>
          </draw:text-box>
        </draw:frame>
        <draw:frame presentation:style-name="pr29" draw:text-style-name="P5" draw:layer="layout" svg:width="25.599cm" svg:height="11.793cm" svg:x="1.263cm" svg:y="3.087cm">
          <draw:text-box>
            <text:p text:style-name="P2"><text:span text:style-name="T43">Binary </text:span><text:span text:style-name="T43">Sequence</text:span><text:span text:style-name="T43">s are one </text:span><text:span text:style-name="T43">of the </text:span><text:span text:style-name="T43">more </text:span><text:span text:style-name="T43">difficult </text:span><text:span text:style-name="T43">structure</text:span><text:span text:style-name="T43">s in this </text:span><text:span text:style-name="T43">chapter </text:span><text:span text:style-name="T43">to </text:span><text:span text:style-name="T43">“decipher</text:span><text:span text:style-name="T43">” from </text:span><text:span text:style-name="T43">the word </text:span><text:span text:style-name="T43">problem </text:span><text:span text:style-name="T43">to an </text:span><text:span text:style-name="T43">actual </text:span><text:span text:style-name="T43">formula. </text:span><text:span text:style-name="T43">It just </text:span><text:span text:style-name="T43">takes </text:span><text:span text:style-name="T43">some </text:span><text:span text:style-name="T43">practice. </text:span><text:span text:style-name="T43">Once </text:span><text:span text:style-name="T43">you’re </text:span><text:span text:style-name="T43">able to </text:span><text:span text:style-name="T43">recognize </text:span><text:span text:style-name="T43">that a </text:span><text:span text:style-name="T43">problem </text:span><text:span text:style-name="T43">is an </text:span><text:span text:style-name="T43">unordere</text:span><text:span text:style-name="T43">d list, you </text:span><text:span text:style-name="T43">will have </text:span><text:span text:style-name="T43">the </text:span><text:span text:style-name="T43">formula </text:span><text:span text:style-name="T43">to solve </text:span><text:span text:style-name="T43">the </text:span><text:span text:style-name="T43">probl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16T20:46:26.965436703</dc:date>
    <meta:editing-duration>P1DT10H3M32S</meta:editing-duration>
    <meta:editing-cycles>1435</meta:editing-cycles>
    <meta:generator>LibreOffice/5.1.4.2$Linux_X86_64 LibreOffice_project/10m0$Build-2</meta:generator>
    <meta:document-statistic meta:object-count="260"/>
  </office:meta>
</office:document-meta>
</file>